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8.229cm" fo:margin-left="3.265cm" table:align="left"/>
    </style:style>
    <style:style style:name="Tabla1.A" style:family="table-column">
      <style:table-column-properties style:column-width="8.229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8.229cm" fo:margin-left="3.265cm" table:align="left"/>
    </style:style>
    <style:style style:name="Tabla2.A" style:family="table-column">
      <style:table-column-properties style:column-width="8.229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8.229cm" fo:margin-left="3.265cm" table:align="left"/>
    </style:style>
    <style:style style:name="Tabla4.A" style:family="table-column">
      <style:table-column-properties style:column-width="8.229cm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8.229cm" fo:margin-left="3.265cm" table:align="left"/>
    </style:style>
    <style:style style:name="Tabla5.A" style:family="table-column">
      <style:table-column-properties style:column-width="8.229cm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d6b7" officeooo:paragraph-rsid="007e40f2"/>
    </style:style>
    <style:style style:name="P2" style:family="paragraph" style:parent-style-name="Standard">
      <style:text-properties officeooo:rsid="001cd6b7" officeooo:paragraph-rsid="001cd6b7"/>
    </style:style>
    <style:style style:name="P3" style:family="paragraph" style:parent-style-name="Standard">
      <style:text-properties officeooo:rsid="007d8459" officeooo:paragraph-rsid="007d8459"/>
    </style:style>
    <style:style style:name="P4" style:family="paragraph" style:parent-style-name="Standard">
      <style:text-properties officeooo:rsid="007e40f2" officeooo:paragraph-rsid="001cd6b7"/>
    </style:style>
    <style:style style:name="P5" style:family="paragraph" style:parent-style-name="Standard">
      <style:text-properties officeooo:rsid="007e40f2" officeooo:paragraph-rsid="007e40f2"/>
    </style:style>
    <style:style style:name="P6" style:family="paragraph" style:parent-style-name="Standard">
      <style:text-properties officeooo:rsid="006b768b" officeooo:paragraph-rsid="007e40f2"/>
    </style:style>
    <style:style style:name="P7" style:family="paragraph" style:parent-style-name="Standard">
      <style:text-properties officeooo:rsid="007ef983" officeooo:paragraph-rsid="007ef983"/>
    </style:style>
    <style:style style:name="P8" style:family="paragraph" style:parent-style-name="Standard">
      <style:text-properties officeooo:rsid="007ef983" officeooo:paragraph-rsid="00806af3"/>
    </style:style>
    <style:style style:name="P9" style:family="paragraph" style:parent-style-name="Standard">
      <style:text-properties officeooo:rsid="00823acd" officeooo:paragraph-rsid="00823acd"/>
    </style:style>
    <style:style style:name="P10" style:family="paragraph" style:parent-style-name="Standard">
      <style:text-properties officeooo:rsid="008a0579" officeooo:paragraph-rsid="008a0579"/>
    </style:style>
    <style:style style:name="P11" style:family="paragraph" style:parent-style-name="Standard">
      <style:text-properties officeooo:rsid="008c11a6" officeooo:paragraph-rsid="008c11a6"/>
    </style:style>
    <style:style style:name="P12" style:family="paragraph" style:parent-style-name="Standard">
      <style:text-properties officeooo:rsid="008dd12f" officeooo:paragraph-rsid="008dd12f"/>
    </style:style>
    <style:style style:name="P13" style:family="paragraph" style:parent-style-name="Standard">
      <style:text-properties officeooo:rsid="0086d790" officeooo:paragraph-rsid="0086d790"/>
    </style:style>
    <style:style style:name="P14" style:family="paragraph" style:parent-style-name="Standard">
      <style:text-properties officeooo:rsid="007ec7a1" officeooo:paragraph-rsid="007ec7a1"/>
    </style:style>
    <style:style style:name="P15" style:family="paragraph" style:parent-style-name="Standard">
      <style:text-properties officeooo:rsid="007ad7e1" officeooo:paragraph-rsid="007ec7a1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7ec7a1" officeooo:paragraph-rsid="007ec7a1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81d487" officeooo:paragraph-rsid="0081d48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823acd" officeooo:paragraph-rsid="00823acd" style:font-weight-asian="bold" style:font-weight-complex="bold"/>
    </style:style>
    <style:style style:name="P19" style:family="paragraph" style:parent-style-name="Table_20_Contents">
      <style:text-properties officeooo:paragraph-rsid="007e40f2"/>
    </style:style>
    <style:style style:name="P20" style:family="paragraph" style:parent-style-name="Table_20_Contents">
      <style:text-properties fo:font-weight="normal" officeooo:rsid="007ec7a1" officeooo:paragraph-rsid="007ec7a1" style:font-weight-asian="normal" style:font-weight-complex="normal"/>
    </style:style>
    <style:style style:name="P21" style:family="paragraph" style:parent-style-name="Table_20_Contents">
      <style:text-properties fo:font-weight="normal" officeooo:rsid="007f7997" officeooo:paragraph-rsid="007f7997" style:font-weight-asian="normal" style:font-weight-complex="normal"/>
    </style:style>
    <style:style style:name="P22" style:family="paragraph" style:parent-style-name="Table_20_Contents">
      <style:text-properties fo:font-weight="normal" officeooo:rsid="00823acd" officeooo:paragraph-rsid="00823acd" style:font-weight-asian="normal" style:font-weight-complex="normal"/>
    </style:style>
    <style:style style:name="P23" style:family="paragraph" style:parent-style-name="Table_20_Contents">
      <style:text-properties fo:font-weight="normal" officeooo:rsid="0085df42" officeooo:paragraph-rsid="0085df42" style:font-weight-asian="normal" style:font-weight-complex="normal"/>
    </style:style>
    <style:style style:name="P24" style:family="paragraph" style:parent-style-name="Heading_20_1">
      <style:text-properties officeooo:rsid="00214fbc" officeooo:paragraph-rsid="00214fbc"/>
    </style:style>
    <style:style style:name="P25" style:family="paragraph" style:parent-style-name="Standard" style:list-style-name="L1">
      <style:text-properties officeooo:rsid="007d8459" officeooo:paragraph-rsid="007d8459"/>
    </style:style>
    <style:style style:name="P26" style:family="paragraph" style:parent-style-name="Standard" style:list-style-name="L2">
      <style:text-properties officeooo:paragraph-rsid="007ef983"/>
    </style:style>
    <style:style style:name="P27" style:family="paragraph" style:parent-style-name="Standard" style:list-style-name="L2">
      <style:text-properties officeooo:paragraph-rsid="008a0579"/>
    </style:style>
    <style:style style:name="P28" style:family="paragraph" style:parent-style-name="Standard" style:list-style-name="L2">
      <style:text-properties officeooo:paragraph-rsid="008a263e"/>
    </style:style>
    <style:style style:name="P29" style:family="paragraph" style:parent-style-name="Standard" style:list-style-name="L2">
      <style:text-properties officeooo:paragraph-rsid="008c11a6"/>
    </style:style>
    <style:style style:name="P30" style:family="paragraph" style:parent-style-name="Standard" style:list-style-name="L2">
      <style:text-properties officeooo:paragraph-rsid="008dd12f"/>
    </style:style>
    <style:style style:name="P31" style:family="paragraph" style:parent-style-name="Standard" style:list-style-name="L2">
      <style:text-properties officeooo:paragraph-rsid="008fad99"/>
    </style:style>
    <style:style style:name="P32" style:family="paragraph" style:parent-style-name="Standard" style:list-style-name="L3">
      <style:text-properties officeooo:rsid="00823acd" officeooo:paragraph-rsid="00823acd"/>
    </style:style>
    <style:style style:name="P33" style:family="paragraph" style:parent-style-name="Standard" style:list-style-name="L4">
      <style:text-properties officeooo:rsid="00823acd" officeooo:paragraph-rsid="00823acd"/>
    </style:style>
    <style:style style:name="T1" style:family="text">
      <style:text-properties officeooo:rsid="007b9fc5"/>
    </style:style>
    <style:style style:name="T2" style:family="text">
      <style:text-properties officeooo:rsid="007ef983"/>
    </style:style>
    <style:style style:name="T3" style:family="text">
      <style:text-properties officeooo:rsid="0081d487"/>
    </style:style>
    <style:style style:name="T4" style:family="text">
      <style:text-properties officeooo:rsid="00823acd"/>
    </style:style>
    <style:style style:name="T5" style:family="text">
      <style:text-properties officeooo:rsid="00841689"/>
    </style:style>
    <style:style style:name="T6" style:family="text">
      <style:text-properties officeooo:rsid="008a0579"/>
    </style:style>
    <style:style style:name="T7" style:family="text">
      <style:text-properties fo:font-style="italic" officeooo:rsid="008f5082" style:font-style-asian="italic" style:font-style-complex="italic"/>
    </style:style>
    <style:style style:name="T8" style:family="text">
      <style:text-properties fo:font-style="italic" officeooo:rsid="0090dc78" style:font-style-asian="italic" style:font-style-complex="italic"/>
    </style:style>
    <style:style style:name="T9" style:family="text">
      <style:text-properties fo:font-style="italic" officeooo:rsid="007ef983" style:font-style-asian="italic" style:font-style-complex="italic"/>
    </style:style>
    <style:style style:name="T10" style:family="text">
      <style:text-properties fo:font-style="italic" officeooo:rsid="008a0579" style:font-style-asian="italic" style:font-style-complex="italic"/>
    </style:style>
    <style:style style:name="T11" style:family="text">
      <style:text-properties fo:font-style="italic" officeooo:rsid="008a263e" style:font-style-asian="italic" style:font-style-complex="italic"/>
    </style:style>
    <style:style style:name="T12" style:family="text">
      <style:text-properties fo:font-style="italic" officeooo:rsid="008c11a6" style:font-style-asian="italic" style:font-style-complex="italic"/>
    </style:style>
    <style:style style:name="T13" style:family="text">
      <style:text-properties fo:font-style="italic" officeooo:rsid="008dd12f" style:font-style-asian="italic" style:font-style-complex="italic"/>
    </style:style>
    <style:style style:name="T14" style:family="text">
      <style:text-properties officeooo:rsid="008a263e"/>
    </style:style>
    <style:style style:name="T15" style:family="text">
      <style:text-properties officeooo:rsid="008c11a6"/>
    </style:style>
    <style:style style:name="T16" style:family="text">
      <style:text-properties officeooo:rsid="008dd12f"/>
    </style:style>
    <style:style style:name="T17" style:family="text">
      <style:text-properties officeooo:rsid="008f5082"/>
    </style:style>
    <style:style style:name="T18" style:family="text">
      <style:text-properties officeooo:rsid="008fad99"/>
    </style:style>
    <style:style style:name="T19" style:family="text">
      <style:text-properties officeooo:rsid="0090b6cb"/>
    </style:style>
    <style:style style:name="T20" style:family="text">
      <style:text-properties officeooo:rsid="0090dc78"/>
    </style:style>
    <style:style style:name="T21" style:family="text">
      <style:text-properties officeooo:rsid="0091282a"/>
    </style:style>
    <style:style style:name="T22" style:family="text">
      <style:text-properties officeooo:rsid="00930da6"/>
    </style:style>
    <style:style style:name="T23" style:family="text">
      <style:text-properties officeooo:rsid="00961940"/>
    </style:style>
    <style:style style:name="T24" style:family="text">
      <style:text-properties officeooo:rsid="00979f8b"/>
    </style:style>
    <style:style style:name="T25" style:family="text">
      <style:text-properties officeooo:rsid="009ccd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Proyecto <text:span text:style-name="T1">9: Instituto</text:span></text:h>
      <text:p text:style-name="P2"/>
      <text:p text:style-name="P3">Crea un proyecto llamado Instituto con las siguientes clases repartidas en paquetes:</text:p>
      <text:p text:style-name="P3"/>
      <text:list xml:id="list1495603129789944478" text:style-name="L1">
        <text:list-item>
          <text:p text:style-name="P25">inicio</text:p>
          <text:list>
            <text:list-item>
              <text:p text:style-name="P25">Inicio</text:p>
            </text:list-item>
          </text:list>
        </text:list-item>
        <text:list-item>
          <text:p text:style-name="P25">instituto</text:p>
          <text:list>
            <text:list-item>
              <text:p text:style-name="P25">Instituto</text:p>
            </text:list-item>
          </text:list>
        </text:list-item>
        <text:list-item>
          <text:p text:style-name="P25">auxiliar</text:p>
          <text:list>
            <text:list-item>
              <text:p text:style-name="P25">Alumno</text:p>
            </text:list-item>
            <text:list-item>
              <text:p text:style-name="P25">Grupo</text:p>
            </text:list-item>
          </text:list>
        </text:list-item>
      </text:list>
      <text:p text:style-name="P4"/>
      <text:p text:style-name="P5">Los diagramas de clases son:</text:p>
      <text:p text:style-name="P5"/>
      <table:table table:name="Tabla1" table:style-name="Tabla1">
        <table:table-column table:style-name="Tabla1.A"/>
        <table:table-row>
          <table:table-cell table:style-name="Tabla1.A1" office:value-type="string">
            <text:p text:style-name="P16">Inicio</text:p>
          </table:table-cell>
        </table:table-row>
        <table:table-row>
          <table:table-cell table:style-name="Tabla1.A2" office:value-type="string">
            <text:p text:style-name="P19">- <text:span text:style-name="T2">Ningún atributo.</text:span></text:p>
          </table:table-cell>
        </table:table-row>
        <table:table-row>
          <table:table-cell table:style-name="Tabla1.A2" office:value-type="string">
            <text:p text:style-name="P20">+ main(String[] args)</text:p>
          </table:table-cell>
        </table:table-row>
      </table:table>
      <text:p text:style-name="P5"/>
      <table:table table:name="Tabla2" table:style-name="Tabla2">
        <table:table-column table:style-name="Tabla2.A"/>
        <table:table-row>
          <table:table-cell table:style-name="Tabla2.A1" office:value-type="string">
            <text:p text:style-name="P16">Instituto</text:p>
          </table:table-cell>
        </table:table-row>
        <table:table-row>
          <table:table-cell table:style-name="Tabla2.A2" office:value-type="string">
            <text:p text:style-name="P19">- <text:span text:style-name="T2">final int MAX_ALUMNOS</text:span></text:p>
            <text:p text:style-name="P19">- <text:span text:style-name="T2">Alumno[ ] alumnos</text:span></text:p>
          </table:table-cell>
        </table:table-row>
        <table:table-row>
          <table:table-cell table:style-name="Tabla2.A2" office:value-type="string">
            <text:p text:style-name="P21">+ addAlumno(Alumno alu)</text:p>
            <text:p text:style-name="P21">+ delAlumno(<text:span text:style-name="T21">int</text:span> num<text:span text:style-name="T23">Exp</text:span>)</text:p>
            <text:p text:style-name="P21">+ muestraAlumnos( )</text:p>
            <text:p text:style-name="P21">+ <text:span text:style-name="T18">int </text:span>numAlumnos( )</text:p>
            <text:p text:style-name="P21">+ <text:span text:style-name="T19">int </text:span>buscaAlumno(int numExp)</text:p>
          </table:table-cell>
        </table:table-row>
      </table:table>
      <text:p text:style-name="P1"/>
      <text:list xml:id="list3315041416395439839" text:style-name="L2">
        <text:list-item>
          <text:p text:style-name="P26"><text:span text:style-name="T2">El array </text:span><text:span text:style-name="T9">alumnos[ ]</text:span><text:span text:style-name="T2"> tendrá </text:span><text:span text:style-name="T9">MAX_ALUMNOS</text:span><text:span text:style-name="T2"> elementos.</text:span></text:p>
        </text:list-item>
      </text:list>
      <text:p text:style-name="P7"/>
      <text:list xml:id="list161704160572116" text:continue-numbering="true" text:style-name="L2">
        <text:list-item>
          <text:p text:style-name="P27"><text:span text:style-name="T6">El método </text:span><text:span text:style-name="T10">addAlumno( )</text:span><text:span text:style-name="T6"> buscará una posición con valor </text:span><text:span text:style-name="T10">null</text:span><text:span text:style-name="T6"> en el array </text:span><text:span text:style-name="T10">alumnos</text:span><text:span text:style-name="T6"> e insertará en ella el objeto alumno que reciba.</text:span></text:p>
        </text:list-item>
      </text:list>
      <text:p text:style-name="P10"/>
      <text:list xml:id="list161702964413315" text:continue-numbering="true" text:style-name="L2">
        <text:list-item>
          <text:p text:style-name="P28"><text:span text:style-name="T14">El método </text:span><text:span text:style-name="T11">delAlumno( )</text:span><text:span text:style-name="T14"> buscará en el array alumnos un objeto alumno con el número que ha recibido, y pondrá en esa posición el valor </text:span><text:span text:style-name="T11">null</text:span><text:span text:style-name="T14">.</text:span></text:p>
        </text:list-item>
      </text:list>
      <text:p text:style-name="P8"/>
      <text:list xml:id="list161703682234445" text:continue-numbering="true" text:style-name="L2">
        <text:list-item>
          <text:p text:style-name="P29"><text:span text:style-name="T15">El método </text:span><text:span text:style-name="T12">muestraAlumnos( )</text:span><text:span text:style-name="T15"> mostrará una lista con todos los alumnos del array </text:span><text:span text:style-name="T12">alumnos</text:span><text:span text:style-name="T15">. No mostrará valores </text:span><text:span text:style-name="T12">null</text:span><text:span text:style-name="T15">.</text:span></text:p>
        </text:list-item>
      </text:list>
      <text:p text:style-name="P11"/>
      <text:list xml:id="list161703400487684" text:continue-numbering="true" text:style-name="L2">
        <text:list-item>
          <text:p text:style-name="P30"><text:span text:style-name="T16">El método </text:span><text:span text:style-name="T13">numAlumnos( )</text:span><text:span text:style-name="T16"> devolverá el número de alumnos matriculados en el instituto. Para hacer esto contará el número de elementos que no sean </text:span><text:span text:style-name="T7">null</text:span><text:span text:style-name="T17"> en el array </text:span><text:span text:style-name="T7">alumnos</text:span><text:span text:style-name="T17">.</text:span></text:p>
        </text:list-item>
      </text:list>
      <text:p text:style-name="P12"/>
      <text:list xml:id="list161703920956758" text:continue-numbering="true" text:style-name="L2">
        <text:list-item>
          <text:p text:style-name="P31"><text:span text:style-name="T18">El método </text:span><text:span text:style-name="T8">buscaAlumno( )</text:span><text:span text:style-name="T20"> devolverá la posición que ocupa el alumno cuyo número de expediente es </text:span><text:span text:style-name="T8">numExp</text:span><text:span text:style-name="T20">. En caso de no encontrarlo, devolverá -1.</text:span></text:p>
        </text:list-item>
      </text:list>
      <text:p text:style-name="P11"/>
      <table:table table:name="Tabla4" table:style-name="Tabla4">
        <table:table-column table:style-name="Tabla4.A"/>
        <table:table-row>
          <table:table-cell table:style-name="Tabla4.A1" office:value-type="string">
            <text:p text:style-name="P17">Alumno</text:p>
          </table:table-cell>
        </table:table-row>
        <table:table-row>
          <table:table-cell table:style-name="Tabla4.A2" office:value-type="string">
            <text:p text:style-name="P19">- <text:span text:style-name="T20">int numExpediente</text:span></text:p>
            <text:p text:style-name="P19">- <text:span text:style-name="T3">String apellidos;</text:span></text:p>
            <text:p text:style-name="P19"><text:soft-page-break/>- <text:span text:style-name="T3">String nombre;</text:span></text:p>
            <text:p text:style-name="P19">- <text:span text:style-name="T3">Grupo grupo</text:span></text:p>
          </table:table-cell>
        </table:table-row>
        <table:table-row>
          <table:table-cell table:style-name="Tabla4.A2" office:value-type="string">
            <text:p text:style-name="P22">+ Alumno( )</text:p>
            <text:p text:style-name="P22">+ Alumno(<text:span text:style-name="T22">int</text:span> numExpediente, String <text:span text:style-name="T25">a</text:span>pellidos, String nombre, Grupo grupo)</text:p>
            <text:p text:style-name="P22">+ String toString( )</text:p>
            <text:p text:style-name="P22">+ leeDatos( )</text:p>
          </table:table-cell>
        </table:table-row>
      </table:table>
      <text:p text:style-name="P1"/>
      <table:table table:name="Tabla5" table:style-name="Tabla5">
        <table:table-column table:style-name="Tabla5.A"/>
        <table:table-row>
          <table:table-cell table:style-name="Tabla5.A1" office:value-type="string">
            <text:p text:style-name="P18">Grupo</text:p>
          </table:table-cell>
        </table:table-row>
        <table:table-row>
          <table:table-cell table:style-name="Tabla5.A2" office:value-type="string">
            <text:p text:style-name="P19">- <text:span text:style-name="T4">String nivel</text:span></text:p>
            <text:p text:style-name="P19">- <text:span text:style-name="T4">int curso</text:span></text:p>
            <text:p text:style-name="P19">- <text:span text:style-name="T4">String clase</text:span></text:p>
          </table:table-cell>
        </table:table-row>
        <table:table-row>
          <table:table-cell table:style-name="Tabla5.A2" office:value-type="string">
            <text:p text:style-name="P23">+ Grupo(String nivel, int Curso, String clase)</text:p>
            <text:p text:style-name="P23">+ String toString( )</text:p>
            <text:p text:style-name="P23">+ leeDatos( )</text:p>
          </table:table-cell>
        </table:table-row>
      </table:table>
      <text:p text:style-name="P6"/>
      <text:list xml:id="list4483729235747356467" text:style-name="L3">
        <text:list-item>
          <text:p text:style-name="P32">El nivel será ESO, BACHILLERATO, FP, ...</text:p>
        </text:list-item>
      </text:list>
      <text:list xml:id="list2013942337294379365" text:style-name="L4">
        <text:list-item>
          <text:p text:style-name="P33">El curso será 1, 2, 3, ...</text:p>
        </text:list-item>
        <text:list-item>
          <text:p text:style-name="P33">La clase será A, B, C, ...</text:p>
        </text:list-item>
      </text:list>
      <text:p text:style-name="P9"/>
      <text:p text:style-name="P14"><text:span text:style-name="T5">No olvides crear además </text:span>los métodos de acceso que necesites en cada clase.</text:p>
      <text:p text:style-name="P15"/>
      <text:p text:style-name="P13">Una vez tengas creadas todas las clases, haz las pruebas necesarias para comprobar que todo funciona bien. <text:span text:style-name="T24">Estas pruebas también se valorarán.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000099" fo:font-size="115%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f0000" fo:font-size="105%" fo:font-weight="normal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3pt" fo:font-weight="normal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3M59S</meta:editing-duration>
    <meta:editing-cycles>128</meta:editing-cycles>
    <meta:generator>LibreOffice/5.0.5.2$Windows_x86 LibreOffice_project/55b006a02d247b5f7215fc6ea0fde844b30035b3</meta:generator>
    <dc:date>2016-03-14T16:17:01.901000000</dc:date>
    <meta:document-statistic meta:table-count="4" meta:image-count="0" meta:object-count="0" meta:page-count="2" meta:paragraph-count="48" meta:word-count="315" meta:character-count="1768" meta:non-whitespace-character-count="1517"/>
    <meta:user-defined meta:name="Info 1"/>
    <meta:user-defined meta:name="Info 2"/>
    <meta:user-defined meta:name="Info 3"/>
    <meta:user-defined meta:name="Info 4"/>
  </office:meta>
</office:document-meta>
</file>